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5-05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5-02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4-12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4-08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4-05-3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3-11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3-05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3-03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2-10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2-07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2-04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2-01-3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1-10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1-06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1-04-06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1-02-0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04837647059" calcext:value-type="float">
            <text:p>31.840483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8036129032" calcext:value-type="float">
            <text:p>31.8338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08250322581" calcext:value-type="float">
            <text:p>31.820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407025" calcext:value-type="float">
            <text:p>31.8040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9116" calcext:value-type="float">
            <text:p>31.78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46828387097" calcext:value-type="float">
            <text:p>31.764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9414193548" calcext:value-type="float">
            <text:p>31.7319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60131612903" calcext:value-type="float">
            <text:p>31.716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74590967742" calcext:value-type="float">
            <text:p>31.707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7419354839" calcext:value-type="float">
            <text:p>31.696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59264516129" calcext:value-type="float">
            <text:p>31.685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9876137931" calcext:value-type="float">
            <text:p>31.66987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861" calcext:value-type="float">
            <text:p>31.653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88648" calcext:value-type="float">
            <text:p>31.65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957725" calcext:value-type="float">
            <text:p>31.6695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63984" calcext:value-type="float">
            <text:p>31.68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79507096774" calcext:value-type="float">
            <text:p>31.7079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262775" calcext:value-type="float">
            <text:p>31.6926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5648" calcext:value-type="float">
            <text:p>31.6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83672258065" calcext:value-type="float">
            <text:p>31.648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8322580645" calcext:value-type="float">
            <text:p>31.632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67651612903" calcext:value-type="float">
            <text:p>31.636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29208571429" calcext:value-type="float">
            <text:p>31.6429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9555" calcext:value-type="float">
            <text:p>31.6479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2787096774" calcext:value-type="float">
            <text:p>31.665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412" calcext:value-type="float">
            <text:p>31.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920625" calcext:value-type="float">
            <text:p>31.7492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35584" calcext:value-type="float">
            <text:p>31.82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99574193548" calcext:value-type="float">
            <text:p>31.859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271483871" calcext:value-type="float">
            <text:p>31.853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17677419355" calcext:value-type="float">
            <text:p>31.84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7602580645" calcext:value-type="float">
            <text:p>31.818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04028387097" calcext:value-type="float">
            <text:p>31.8104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71581935484" calcext:value-type="float">
            <text:p>31.807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1564137931" calcext:value-type="float">
            <text:p>31.7971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23230967742" calcext:value-type="float">
            <text:p>31.762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68275" calcext:value-type="float">
            <text:p>31.751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16408" calcext:value-type="float">
            <text:p>31.77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32369032258" calcext:value-type="float">
            <text:p>31.773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71698064516" calcext:value-type="float">
            <text:p>31.7771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9922580645" calcext:value-type="float">
            <text:p>31.76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983225806" calcext:value-type="float">
            <text:p>31.775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52727741936" calcext:value-type="float">
            <text:p>31.7652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92750967742" calcext:value-type="float">
            <text:p>31.7592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2032" calcext:value-type="float">
            <text:p>31.7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415675" calcext:value-type="float">
            <text:p>31.734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22777142857" calcext:value-type="float">
            <text:p>31.7222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04395" calcext:value-type="float">
            <text:p>31.710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37228387097" calcext:value-type="float">
            <text:p>31.7037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78792" calcext:value-type="float">
            <text:p>31.69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0513548387" calcext:value-type="float">
            <text:p>31.7020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54637419355" calcext:value-type="float">
            <text:p>31.695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8356129032" calcext:value-type="float">
            <text:p>31.7088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5816516129" calcext:value-type="float">
            <text:p>31.715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95238709677" calcext:value-type="float">
            <text:p>31.709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7823483871" calcext:value-type="float">
            <text:p>31.697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93677419355" calcext:value-type="float">
            <text:p>31.68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47465806452" calcext:value-type="float">
            <text:p>31.684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4915862069" calcext:value-type="float">
            <text:p>31.6804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919625" calcext:value-type="float">
            <text:p>31.669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05881290323" calcext:value-type="float">
            <text:p>31.670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77078709677" calcext:value-type="float">
            <text:p>31.657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6766451613" calcext:value-type="float">
            <text:p>31.653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0843870968" calcext:value-type="float">
            <text:p>31.659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4295483871" calcext:value-type="float">
            <text:p>31.664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7196" calcext:value-type="float">
            <text:p>31.66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4108" calcext:value-type="float">
            <text:p>31.34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8116" calcext:value-type="float">
            <text:p>31.40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722" calcext:value-type="float">
            <text:p>31.09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9308" calcext:value-type="float">
            <text:p>31.03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1110122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6" meta:object-count="0"/>
    <meta:user-defined meta:name="AppVersion">3.0</meta:user-defined>
  </office:meta>
</office:document-meta>
</file>